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5192" officeooo:paragraph-rsid="00135192"/>
    </style:style>
    <style:style style:name="T1" style:family="text">
      <style:text-properties officeooo:rsid="0014d9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SQL assignment</text:p>
      <text:p text:style-name="Text_20_body"/>
      <text:p text:style-name="Text_20_body">Ques 1. create employee(emp_id,employee_name,department_name,location,salary)</text:p>
      <text:p text:style-name="Text_20_body"/>
      <text:p text:style-name="Text_20_body">create table employee (emp_id number, employee_name varchar2(500), department_id number, location_id number, salary number);</text:p>
      <text:p text:style-name="Text_20_body"/>
      <text:p text:style-name="Text_20_body">Ques 2 <text:s text:c="2"/>create <text:s/>department(dept_id,department_name) <text:s/>tables</text:p>
      <text:p text:style-name="Text_20_body"/>
      <text:p text:style-name="Text_20_body">create table department (department_id number, department_name varchar2(500));</text:p>
      <text:p text:style-name="Text_20_body"/>
      <text:p text:style-name="Text_20_body">Ques 3 <text:s/>create <text:s/>locations (location_id, location_name) tables with relevant attributes.</text:p>
      <text:p text:style-name="Text_20_body">create table locations (location_id number, location_name varchar2(500));</text:p>
      <text:p text:style-name="Text_20_body"/>
      <text:p text:style-name="Text_20_body">Ques 4 create primary key on each table and foreign keys (location-&gt;department, department-&gt;employee)</text:p>
      <text:p text:style-name="Text_20_body"/>
      <text:p text:style-name="Text_20_body">alter table employee add constraint emp_id primary key(emp_id)</text:p>
      <text:p text:style-name="Text_20_body"/>
      <text:p text:style-name="Text_20_body">alter table department <text:s/>add constraint department_id primar key(department_id)</text:p>
      <text:p text:style-name="Text_20_body"/>
      <text:p text:style-name="Text_20_body">alter table locations add constraint location_id primary key(location_id)</text:p>
      <text:p text:style-name="Text_20_body"/>
      <text:p text:style-name="Text_20_body">**creating foreign key for Employee table </text:p>
      <text:p text:style-name="Text_20_body"/>
      <text:p text:style-name="Text_20_body">alter table employee add foreign key(department_id) references department(department_id)</text:p>
      <text:p text:style-name="Text_20_body"/>
      <text:p text:style-name="Text_20_body">**creating foreign key for Employee table </text:p>
      <text:p text:style-name="Text_20_body">alter table employee add foreign key(location_id) references locations(location_id)</text:p>
      <text:p text:style-name="Text_20_body"/>
      <text:p text:style-name="Text_20_body">****insert 20 employees data, 4 departments data, 2 locations data.</text:p>
      <text:p text:style-name="Text_20_body"><text:soft-page-break/></text:p>
      <text:p text:style-name="Text_20_body">****Location</text:p>
      <text:p text:style-name="Text_20_body">insert into locations(location_id,location_name) values(1,'Delhi');</text:p>
      <text:p text:style-name="Text_20_body">insert into locations(location_id,location_name) values(2,'Banglore');</text:p>
      <text:p text:style-name="Text_20_body"/>
      <text:p text:style-name="Text_20_body">****Department table</text:p>
      <text:p text:style-name="Text_20_body">insert into department(department_id,department_name) values(1,'HR');</text:p>
      <text:p text:style-name="Text_20_body">insert into department(department_id,department_name) values(2,'Tech');</text:p>
      <text:p text:style-name="Text_20_body">insert into department(department_id,department_name) values(3,'Marketing');</text:p>
      <text:p text:style-name="Text_20_body">insert into department(department_id,department_name) values(4,'Security');</text:p>
      <text:p text:style-name="Text_20_body"/>
      <text:p text:style-name="Text_20_body"/>
      <text:p text:style-name="Text_20_body">****Employee table</text:p>
      <text:p text:style-name="Text_20_body">insert into employee(emp_id,employee_name,department_id,location_id,salary)</text:p>
      <text:p text:style-name="Text_20_body">values(1,'Amit',1,1,20000)</text:p>
      <text:p text:style-name="Text_20_body">insert into employee(emp_id,employee_name,department_id,location_id,salary)</text:p>
      <text:p text:style-name="Text_20_body">values(2,'Mohan',2,1,20000)</text:p>
      <text:p text:style-name="Text_20_body">insert into employee(emp_id,employee_name,department_id,location_id,salary)</text:p>
      <text:p text:style-name="Text_20_body">values(3,'Ram',2,1,20000)</text:p>
      <text:p text:style-name="Text_20_body">insert into employee(emp_id,employee_name,department_id,location_id,salary)</text:p>
      <text:p text:style-name="Text_20_body">values(4,'Aran',1,1,20000)</text:p>
      <text:p text:style-name="Text_20_body">insert into employee(emp_id,employee_name,department_id,location_id,salary)</text:p>
      <text:p text:style-name="Text_20_body">values(5,'Bhavesh',2,2,30000);</text:p>
      <text:p text:style-name="Text_20_body">insert into employee(emp_id,employee_name,department_id,location_id,salary)</text:p>
      <text:p text:style-name="Text_20_body">values(6,'Hari',1,2,30000);</text:p>
      <text:p text:style-name="Text_20_body">insert into employee(emp_id,employee_name,department_id,location_id,salary)</text:p>
      <text:p text:style-name="Text_20_body">values(7,'Awar',2,2,30000);</text:p>
      <text:p text:style-name="Text_20_body">insert into employee(emp_id,employee_name,department_id,location_id,salary)</text:p>
      <text:p text:style-name="Text_20_body">values(8,'Prabal',2,2,30000);</text:p>
      <text:p text:style-name="Text_20_body">insert into employee(emp_id,employee_name,department_id,location_id,salary)</text:p>
      <text:p text:style-name="Text_20_body">values(9,'Wahir',2,2,30000);</text:p>
      <text:p text:style-name="Text_20_body">insert into employee(emp_id,employee_name,department_id,location_id,salary)</text:p>
      <text:p text:style-name="Text_20_body"><text:soft-page-break/>values(10,'Sahil',2,2,30000);</text:p>
      <text:p text:style-name="Text_20_body">insert into employee(emp_id,employee_name,department_id,location_id,salary)</text:p>
      <text:p text:style-name="Text_20_body">values(11,'Arnab',2,2,30000);</text:p>
      <text:p text:style-name="Text_20_body">insert into employee(emp_id,employee_name,department_id,location_id,salary)</text:p>
      <text:p text:style-name="Text_20_body">values(12,'Sonali',2,2,30000);</text:p>
      <text:p text:style-name="Text_20_body">insert into employee(emp_id,employee_name,department_id,location_id,salary)</text:p>
      <text:p text:style-name="Text_20_body">values(13,'Mansi',2,2,30000);</text:p>
      <text:p text:style-name="Text_20_body">insert into employee(emp_id,employee_name,department_id,location_id,salary)</text:p>
      <text:p text:style-name="Text_20_body">values(14,'Akash',2,2,30000);</text:p>
      <text:p text:style-name="Text_20_body">insert into employee(emp_id,employee_name,department_id,location_id,salary)</text:p>
      <text:p text:style-name="Text_20_body">values(15,'Manish',2,2,30000);</text:p>
      <text:p text:style-name="Text_20_body">insert into employee(emp_id,employee_name,department_id,location_id,salary)</text:p>
      <text:p text:style-name="Text_20_body">values(16,'Shourya',2,2,30000);</text:p>
      <text:p text:style-name="Text_20_body">insert into employee(emp_id,employee_name,department_id,location_id,salary)</text:p>
      <text:p text:style-name="Text_20_body">values(17,'Abhijay',2,2,30000);</text:p>
      <text:p text:style-name="Text_20_body">insert into employee(emp_id,employee_name,department_id,location_id,salary)</text:p>
      <text:p text:style-name="Text_20_body">values(18,'Ketan',2,2,30000);</text:p>
      <text:p text:style-name="Text_20_body">insert into employee(emp_id,employee_name,department_id,location_id,salary)</text:p>
      <text:p text:style-name="Text_20_body">values(19,'Harsh',2,2,30000);</text:p>
      <text:p text:style-name="Text_20_body">insert into employee(emp_id,employee_name,department_id,location_id,salary)</text:p>
      <text:p text:style-name="Text_20_body">values(20,'Ankit',2,2,30000);</text:p>
      <text:p text:style-name="Text_20_body"/>
      <text:p text:style-name="Text_20_body"/>
      <text:p text:style-name="Text_20_body"/>
      <text:p text:style-name="Text_20_body"/>
      <text:p text:style-name="Text_20_body">a) display all employees names and their department names</text:p>
      <text:p text:style-name="Text_20_body"/>
      <text:p text:style-name="Text_20_body">select employee_name, Department_name from employee join department </text:p>
      <text:p text:style-name="Text_20_body">on employee.department_id = department.department_id</text:p>
      <text:p text:style-name="Text_20_body"/>
      <text:p text:style-name="Text_20_body"/>
      <text:p text:style-name="Text_20_body"/>
      <text:p text:style-name="Text_20_body"><text:soft-page-break/>b) display all location_name, department_name, employee_name, where salary for atleast 3 employee should be same</text:p>
      <text:p text:style-name="Text_20_body"/>
      <text:p text:style-name="Text_20_body">select location_name, department_name, employee_name, salary</text:p>
      <text:p text:style-name="Text_20_body">from employee join locations on employee.location_id=locations.location_id</text:p>
      <text:p text:style-name="Text_20_body">join department on employee.department_id=department.department_id</text:p>
      <text:p text:style-name="Text_20_body"/>
      <text:p text:style-name="Text_20_body">c) select maximum salary earned from each department</text:p>
      <text:p text:style-name="Text_20_body"/>
      <text:p text:style-name="Text_20_body">select department_id, MAX(salary) as max_salary</text:p>
      <text:p text:style-name="Text_20_body">from employee join department on employee.department_id=department.department_id group by department_id</text:p>
      <text:p text:style-name="Text_20_body"/>
      <text:p text:style-name="Text_20_body">d) select location_name, department_name, average_salary(of each location)</text:p>
      <text:p text:style-name="Text_20_body"/>
      <text:p text:style-name="Text_20_body">select department_name,location_name,avg(sal) from employee join locations using (location_id) join department using (department_id) group by department_name , location_name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14:35:34.369719258</meta:creation-date>
    <dc:date>2022-07-19T14:57:07.426763589</dc:date>
    <meta:editing-duration>PT11M22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4" meta:paragraph-count="77" meta:word-count="328" meta:character-count="4636" meta:non-whitespace-character-count="4375"/>
  </office:meta>
</office:document-meta>
</file>